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4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724cm" fo:min-width="14.5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68cm" fo:min-width="7.83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31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4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98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1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 New Roman" fo:font-size="12pt" style:font-size-asian="12pt" style:font-name-complex="Times New Roman" style:font-size-complex="12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4" style:family="text">
      <style:text-properties fo:color="#000000" style:font-name="Calibri" fo:font-size="11.1000003814697pt" style:text-underline-style="solid" style:text-underline-width="auto" style:text-underline-color="font-color" style:font-size-asian="11.1000003814697pt" style:font-name-complex="Calibri" style:font-size-complex="11.1000003814697pt"/>
    </style:style>
    <style:style style:name="T5" style:family="text">
      <style:text-properties fo:color="#000000" style:font-name="Calibri" fo:font-size="11.1000003814697pt" style:text-underline-style="none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45cm" svg:height="0.941cm" svg:x="2.515cm" svg:y="2.544cm">
          <draw:text-box>
            <text:p text:style-name="P1"><text:span text:style-name="T1">Alexander King</text:span><text:span text:style-name="T1"><text:line-break/></text:span><text:span text:style-name="T1">CSET 3200 – Homework #2</text:span></text:p>
          </draw:text-box>
        </draw:frame>
        <draw:frame draw:style-name="gr2" draw:text-style-name="P3" draw:layer="layout" svg:width="0.388cm" svg:height="0.395cm" svg:x="7.359cm" svg:y="2.6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3.15cm" svg:y="3.565cm">
          <draw:text-box>
            <text:p text:style-name="P1"><text:span text:style-name="T2">1)</text:span></text:p>
          </draw:text-box>
        </draw:frame>
        <draw:frame draw:style-name="gr3" draw:text-style-name="P3" draw:layer="layout" svg:width="0.388cm" svg:height="0.442cm" svg:x="3.464cm" svg:y="3.50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14.666cm" svg:height="2.759cm" svg:x="3.785cm" svg:y="3.565cm">
          <draw:text-box>
            <text:p text:style-name="P1"><text:span text:style-name="T2">Explain the difference between hardware and software. <text:s/></text:span></text:p>
            <text:p text:style-name="P1"><text:span text:style-name="T2"><text:line-break/></text:span><text:span text:style-name="T2">When I was very young the difference was explained to me as:</text:span></text:p>
            <text:p text:style-name="P1"><text:span text:style-name="T2">Hardware you can smash with a hammer. Software you can only curse at. </text:span></text:p>
            <text:p text:style-name="P1"><text:span text:style-name="T2"/></text:p>
            <text:p text:style-name="P1"><text:span text:style-name="T2">So hardware is the physical components to a machine while software is the code run by the </text:span><text:span text:style-name="T2"><text:line-break/></text:span><text:span text:style-name="T2">machine</text:span></text:p>
          </draw:text-box>
        </draw:frame>
        <draw:frame draw:style-name="gr2" draw:text-style-name="P3" draw:layer="layout" svg:width="0.388cm" svg:height="0.395cm" svg:x="3.785cm" svg:y="4.4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5.35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15cm" svg:y="6.313cm">
          <draw:text-box>
            <text:p text:style-name="P1"><text:span text:style-name="T2">2)</text:span></text:p>
          </draw:text-box>
        </draw:frame>
        <draw:frame draw:style-name="gr3" draw:text-style-name="P3" draw:layer="layout" svg:width="0.388cm" svg:height="0.442cm" svg:x="3.464cm" svg:y="6.252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14.23cm" svg:height="1.577cm" svg:x="3.785cm" svg:y="6.313cm">
          <draw:text-box>
            <text:p text:style-name="P1"><text:span text:style-name="T2">What are the 5 types programming domains?</text:span></text:p>
            <text:p text:style-name="P1"><text:span text:style-name="T2"/></text:p>
            <text:p text:style-name="P1"><text:span text:style-name="T2">Scientific applications, business applications, artificial intelligence, systems programming,</text:span><text:span text:style-name="T2"><text:line-break/></text:span><text:span text:style-name="T2">and web software. <text:s text:c="2"/></text:span></text:p>
          </draw:text-box>
        </draw:frame>
        <draw:frame draw:style-name="gr2" draw:text-style-name="P3" draw:layer="layout" svg:width="0.388cm" svg:height="0.395cm" svg:x="2.541cm" svg:y="7.20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8.10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9.00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15cm" svg:y="9.95cm">
          <draw:text-box>
            <text:p text:style-name="P1"><text:span text:style-name="T2">3)</text:span></text:p>
          </draw:text-box>
        </draw:frame>
        <draw:frame draw:style-name="gr3" draw:text-style-name="P3" draw:layer="layout" svg:width="0.388cm" svg:height="0.442cm" svg:x="3.464cm" svg:y="9.89cm">
          <draw:text-box>
            <text:p text:style-name="P1"><text:span text:style-name="T3"><text:s/></text:span></text:p>
          </draw:text-box>
        </draw:frame>
        <draw:frame draw:style-name="gr6" draw:text-style-name="P3" draw:layer="layout" svg:width="14.455cm" svg:height="1.577cm" svg:x="3.785cm" svg:y="9.95cm">
          <draw:text-box>
            <text:p text:style-name="P1"><text:span text:style-name="T2">What is Computer programming? </text:span></text:p>
            <text:p text:style-name="P1"><text:span text:style-name="T2"/></text:p>
            <text:p text:style-name="P1"><text:span text:style-name="T2">Writing code that helps complete a desired task. The reading material says “In general, the</text:span><text:span text:style-name="T2"><text:line-break/></text:span><text:span text:style-name="T2">programmer’s job is to convert problem solutions into instructions for the computer.”. <text:s/></text:span></text:p>
          </draw:text-box>
        </draw:frame>
        <draw:frame draw:style-name="gr2" draw:text-style-name="P3" draw:layer="layout" svg:width="0.388cm" svg:height="0.395cm" svg:x="3.785cm" svg:y="10.4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3.811cm" svg:y="11.3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12.28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13.2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3.15cm" svg:y="14.188cm">
          <draw:text-box>
            <text:p text:style-name="P1"><text:span text:style-name="T2">4)</text:span></text:p>
          </draw:text-box>
        </draw:frame>
        <draw:frame draw:style-name="gr3" draw:text-style-name="P3" draw:layer="layout" svg:width="0.388cm" svg:height="0.442cm" svg:x="3.464cm" svg:y="14.127cm">
          <draw:text-box>
            <text:p text:style-name="P1"><text:span text:style-name="T3"><text:s/></text:span></text:p>
          </draw:text-box>
        </draw:frame>
        <draw:frame draw:style-name="gr7" draw:text-style-name="P3" draw:layer="layout" svg:width="5.971cm" svg:height="2.759cm" svg:x="3.785cm" svg:y="14.188cm">
          <draw:text-box>
            <text:p text:style-name="P1"><text:span text:style-name="T2">Explain the programming process. </text:span></text:p>
            <text:p text:style-name="P1"><text:span text:style-name="T2"/></text:p>
            <text:p text:style-name="P1"><text:span text:style-name="T2">Define the problem.</text:span><text:span text:style-name="T2"><text:line-break/></text:span><text:span text:style-name="T2">Plan a solution. </text:span><text:span text:style-name="T2"><text:line-break/></text:span><text:span text:style-name="T2">Code the program. </text:span><text:span text:style-name="T2"><text:line-break/></text:span><text:span text:style-name="T2">Test the program.</text:span><text:span text:style-name="T2"><text:line-break/></text:span><text:span text:style-name="T2">Document the program (how to etc). </text:span></text:p>
          </draw:text-box>
        </draw:frame>
        <draw:frame draw:style-name="gr2" draw:text-style-name="P3" draw:layer="layout" svg:width="0.388cm" svg:height="0.395cm" svg:x="3.811cm" svg:y="14.73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811cm" svg:y="15.27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811cm" svg:y="15.8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3.811cm" svg:y="16.36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17.2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15cm" svg:y="18.219cm">
          <draw:text-box>
            <text:p text:style-name="P1"><text:span text:style-name="T2">5)</text:span></text:p>
          </draw:text-box>
        </draw:frame>
        <draw:frame draw:style-name="gr3" draw:text-style-name="P3" draw:layer="layout" svg:width="0.388cm" svg:height="0.442cm" svg:x="3.464cm" svg:y="18.158cm">
          <draw:text-box>
            <text:p text:style-name="P1"><text:span text:style-name="T3"><text:s/></text:span></text:p>
          </draw:text-box>
        </draw:frame>
        <draw:frame draw:style-name="gr8" draw:text-style-name="P3" draw:layer="layout" svg:width="8.896cm" svg:height="0.395cm" svg:x="3.785cm" svg:y="18.219cm">
          <draw:text-box>
            <text:p text:style-name="P1"><text:span text:style-name="T2">Explain Structured programming – in your own words. <text:s text:c="2"/></text:span></text:p>
          </draw:text-box>
        </draw:frame>
        <draw:frame draw:style-name="gr2" draw:text-style-name="P3" draw:layer="layout" svg:width="0.388cm" svg:height="0.395cm" svg:x="2.541cm" svg:y="19.11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20.00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20.91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176cm" svg:y="21.826cm">
          <draw:text-box>
            <text:p text:style-name="P1"><text:span text:style-name="T2">6)</text:span></text:p>
          </draw:text-box>
        </draw:frame>
        <draw:frame draw:style-name="gr3" draw:text-style-name="P3" draw:layer="layout" svg:width="0.388cm" svg:height="0.442cm" svg:x="3.489cm" svg:y="21.766cm">
          <draw:text-box>
            <text:p text:style-name="P1"><text:span text:style-name="T3"><text:s/></text:span></text:p>
          </draw:text-box>
        </draw:frame>
        <draw:frame draw:style-name="gr9" draw:text-style-name="P3" draw:layer="layout" svg:width="14.434cm" svg:height="0.395cm" svg:x="3.785cm" svg:y="21.826cm">
          <draw:text-box>
            <text:p text:style-name="P1"><text:span text:style-name="T2"><text:s/></text:span><text:span text:style-name="T2">Explain the differences between full compiled, pure interpreters, and hybrid implantation </text:span></text:p>
          </draw:text-box>
        </draw:frame>
        <draw:frame draw:style-name="gr10" draw:text-style-name="P3" draw:layer="layout" svg:width="14.666cm" svg:height="3.153cm" svg:x="3.785cm" svg:y="22.356cm">
          <draw:text-box>
            <text:p text:style-name="P1"><text:span text:style-name="T2">methods languages.</text:span></text:p>
            <text:p text:style-name="P1"><text:span text:style-name="T4">Compiled programs</text:span><text:span text:style-name="T2"> are translated into machine language. This includes JIT systems. They’re</text:span><text:span text:style-name="T2"><text:line-break/></text:span><text:span text:style-name="T2">useed large commercial applications. </text:span></text:p>
            <text:p text:style-name="P1"><text:span text:style-name="T2"><text:line-break/></text:span><text:span text:style-name="T4">Pure interpreters</text:span><text:span text:style-name="T2"> are interpreted by another program known as the interpreter.</text:span></text:p>
            <text:p text:style-name="P1"><text:span text:style-name="T2"><text:line-break/></text:span><text:span text:style-name="T4">Hybrid implementation*</text:span><text:span text:style-name="T5"> us a compromise between compilers and pure interpreters. Small </text:span><text:span text:style-name="T5"><text:line-break/></text:span><text:span text:style-name="T5">and medium systems when efficiency is not the first concern. </text:span><text:span text:style-name="T2"><text:s text:c="2"/></text:span></text:p>
          </draw:text-box>
        </draw:frame>
        <draw:frame draw:style-name="gr2" draw:text-style-name="P3" draw:layer="layout" svg:width="0.388cm" svg:height="0.395cm" svg:x="2.541cm" svg:y="23.2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24.15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22">
        <draw:frame draw:style-name="gr2" draw:text-style-name="P3" draw:layer="layout" svg:width="0.388cm" svg:height="0.395cm" svg:x="3.15cm" svg:y="2.612cm">
          <draw:text-box>
            <text:p text:style-name="P1"><text:span text:style-name="T2">7)</text:span></text:p>
          </draw:text-box>
        </draw:frame>
        <draw:frame draw:style-name="gr3" draw:text-style-name="P3" draw:layer="layout" svg:width="0.388cm" svg:height="0.442cm" svg:x="3.464cm" svg:y="2.552cm">
          <draw:text-box>
            <text:p text:style-name="P1"><text:span text:style-name="T3"><text:s/></text:span></text:p>
          </draw:text-box>
        </draw:frame>
        <draw:frame draw:style-name="gr11" draw:text-style-name="P3" draw:layer="layout" svg:width="11.081cm" svg:height="0.395cm" svg:x="3.785cm" svg:y="2.612cm">
          <draw:text-box>
            <text:p text:style-name="P1"><text:span text:style-name="T2">Explain the different aspects of the cost of a programming language. <text:s/></text:span></text:p>
          </draw:text-box>
        </draw:frame>
        <draw:frame draw:style-name="gr2" draw:text-style-name="P3" draw:layer="layout" svg:width="0.388cm" svg:height="0.395cm" svg:x="2.541cm" svg:y="3.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4.40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5.3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6.19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3.15cm" svg:y="7.092cm">
          <draw:text-box>
            <text:p text:style-name="P1"><text:span text:style-name="T2">8)</text:span></text:p>
          </draw:text-box>
        </draw:frame>
        <draw:frame draw:style-name="gr3" draw:text-style-name="P3" draw:layer="layout" svg:width="0.388cm" svg:height="0.442cm" svg:x="3.464cm" svg:y="7.031cm">
          <draw:text-box>
            <text:p text:style-name="P1"><text:span text:style-name="T3"><text:s/></text:span></text:p>
          </draw:text-box>
        </draw:frame>
        <draw:frame draw:style-name="gr12" draw:text-style-name="P3" draw:layer="layout" svg:width="10.187cm" svg:height="0.395cm" svg:x="3.785cm" svg:y="7.092cm">
          <draw:text-box>
            <text:p text:style-name="P1"><text:span text:style-name="T2">Explain the difference between source code and machine code. </text:span></text:p>
          </draw:text-box>
        </draw:frame>
        <draw:frame draw:style-name="gr2" draw:text-style-name="P3" draw:layer="layout" svg:width="0.388cm" svg:height="0.395cm" svg:x="2.541cm" svg:y="7.98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8.87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9.77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10.6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2.541cm" svg:y="11.56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395cm" svg:x="3.15cm" svg:y="12.52cm">
          <draw:text-box>
            <text:p text:style-name="P1"><text:span text:style-name="T2">9)</text:span></text:p>
          </draw:text-box>
        </draw:frame>
        <draw:frame draw:style-name="gr3" draw:text-style-name="P3" draw:layer="layout" svg:width="0.388cm" svg:height="0.442cm" svg:x="3.464cm" svg:y="12.459cm">
          <draw:text-box>
            <text:p text:style-name="P1"><text:span text:style-name="T3"><text:s/></text:span></text:p>
          </draw:text-box>
        </draw:frame>
        <draw:frame draw:style-name="gr13" draw:text-style-name="P3" draw:layer="layout" svg:width="11.813cm" svg:height="0.395cm" svg:x="3.785cm" svg:y="12.52cm">
          <draw:text-box>
            <text:p text:style-name="P1"><text:span text:style-name="T2">Explain the Von Neumann model. What is the Von Neumann bottleneck? <text:s/></text:span></text:p>
          </draw:text-box>
        </draw:frame>
        <draw:frame draw:style-name="gr2" draw:text-style-name="P3" draw:layer="layout" svg:width="0.388cm" svg:height="0.395cm" svg:x="2.541cm" svg:y="13.4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14.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15.2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5cm" svg:x="2.541cm" svg:y="16.102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0.518cm" svg:height="0.395cm" svg:x="3.15cm" svg:y="16.999cm">
          <draw:text-box>
            <text:p text:style-name="P1"><text:span text:style-name="T2">10)</text:span></text:p>
          </draw:text-box>
        </draw:frame>
        <draw:frame draw:style-name="gr3" draw:text-style-name="P3" draw:layer="layout" svg:width="0.388cm" svg:height="0.442cm" svg:x="3.663cm" svg:y="16.939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4.036cm" svg:height="0.395cm" svg:x="3.785cm" svg:y="16.999cm">
          <draw:text-box>
            <text:p text:style-name="P1"><text:span text:style-name="T2">What is a preprocessor?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cm" fo:margin-bottom="1cm" fo:margin-left="2.5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4T16:47:53.066000000</dc:date>
    <meta:editing-duration>PT2H7M58S</meta:editing-duration>
    <meta:editing-cycles>2</meta:editing-cycles>
    <meta:generator>LibreOffice/6.1.2.1$Windows_X86_64 LibreOffice_project/65905a128db06ba48db947242809d14d3f9a93fe</meta:generator>
    <meta:document-statistic meta:object-count="65"/>
  </office:meta>
</office:document-meta>
</file>